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. Gotthei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4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ummit Mountain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New Grand Hotel,/</text:p>
      <text:p text:style-name="P2"><text:tab/>Catskill Mts./</text:p>
      <text:p text:style-name="P3">Summit Mountain P. O./</text:p>
      <text:p text:style-name="P3">Ulster Co. N. Y./</text:p>
      <text:p text:style-name="P3">J. and S. J. Cornell./</text:p>
      <text:p text:style-name="P3">July 24. 1892./</text:p>
      <text:p text:style-name="P2">My dear D<text:span text:style-name="T2">r</text:span><text:span text:style-name="T3"> Morais,/</text:span></text:p>
      <text:p text:style-name="P2"><text:span text:style-name="T3"><text:tab/>I wish to consult the reports of the/ Alliance Israelite Universelle from 1870 to/ 85. <text:s/>I have tried to find them in N. Y, but/ have not succeeded so far. <text:s/>Could you perhaps/ direct me in my search? <text:s/>You would render/ me an important service./</text:span></text:p>
      <text:p text:style-name="P2"><text:span text:style-name="T3"><text:tab/>Trusting that all is well with you and/ around you <text:s/>I am,/ faithfully yours,/ G. Gottheil/</text:span></text:p>
      <text:p text:style-name="P2"><text:span text:style-name="T3">Please address answer/ to 681 Mad. Ave./ N. Yor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2:30:28.68</meta:creation-date>
    <dc:date>2011-12-05T12:34:19.02</dc:date>
    <dc:creator>Penn Libraries</dc:creator>
    <meta:editing-duration>PT00H03M5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60" meta:character-count="1774"/>
  </office:meta>
</office:document-meta>
</file>